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  <manifest:file-entry manifest:full-path="Pictures/1000020100000100000001002A7C7B54047B7F21.png" manifest:media-type="image/png"/>
  <manifest:file-entry manifest:full-path="Pictures/100002010000017C0000017C12B1527B2D2EDA97.png" manifest:media-type="image/png"/>
  <manifest:file-entry manifest:full-path="Pictures/10000009000000C90000009D1B9D0E135AE0BC84.gif" manifest:media-type="image/gif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Servomecanismos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Universidad Autónoma de Nuevo León (UAN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1B9D0E135AE0BC84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ictor.medranozr@uanl.edu.mx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7</meta:editing-cycles>
    <meta:creation-date>2018-01-12T23:32:10</meta:creation-date>
    <dc:date>2018-01-16T18:53:18.876112251</dc:date>
    <meta:editing-duration>PT3H56M27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